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3.25cm" fo:min-width="2.52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3.25cm" fo:min-width="2.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9.25cm" fo:min-width="10cm"/>
    </style:style>
    <style:style style:name="gr5" style:family="graphic" style:parent-style-name="objectwithoutfill">
      <style:graphic-properties draw:marker-end="Symmetric_20_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5cm" fo:min-width="1.25cm"/>
    </style:style>
    <style:style style:name="gr7" style:family="graphic" style:parent-style-name="objectwithoutfill">
      <style:graphic-properties draw:marker-start="" draw:marker-end="Symmetric_20_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objectwithoutfill">
      <style:graphic-properties draw:stroke="solid" draw:marker-end="Symmetric_20_Arrow" draw:marker-end-width="0.3cm" draw:fill="none" draw:textarea-vertical-align="middle"/>
    </style:style>
    <style:style style:name="gr11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12" style:family="graphic" style:parent-style-name="objectwithoutfill">
      <style:graphic-properties draw:marker-start="" draw:marker-start-width="0.3cm" draw:marker-end="Symmetric_20_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4.75cm" fo:min-width="16.8cm"/>
    </style:style>
    <style:style style:name="gr15" style:family="graphic" style:parent-style-name="standard">
      <style:graphic-properties draw:stroke="none" svg:stroke-color="#000000" draw:fill="none" draw:fill-color="#ffffff" fo:min-height="0.85cm"/>
    </style:style>
    <style:style style:name="gr16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cm" svg:height="1.5cm" svg:x="8.8cm" svg:y="11.25cm">
          <text:p text:style-name="P1"><text:span text:style-name="T1">UART</text:span></text:p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cm" svg:height="1.5cm" svg:x="5.8cm" svg:y="9.25cm">
          <text:p text:style-name="P1"><text:span text:style-name="T1">PLL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cm" svg:height="1.5cm" svg:x="8.8cm" svg:y="4.75cm">
          <draw:glue-point draw:id="4" svg:x="5cm" svg:y="-3.333cm"/>
          <text:p text:style-name="P1"><text:span text:style-name="T1">Boton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cm" svg:height="1.5cm" svg:x="8.8cm" svg:y="6.75cm">
          <draw:glue-point draw:id="4" svg:x="-1.666cm" svg:y="5cm"/>
          <draw:glue-point draw:id="5" svg:x="1.666cm" svg:y="5cm"/>
          <draw:glue-point draw:id="6" svg:x="-5cm" svg:y="1.666cm"/>
          <draw:glue-point draw:id="7" svg:x="-5.006cm" svg:y="-1.66cm"/>
          <text:p text:style-name="P1"><text:span text:style-name="T1">SRAM</text:span></text:p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cm" svg:height="1.5cm" svg:x="8.8cm" svg:y="9.25cm">
          <draw:glue-point draw:id="4" svg:x="-1.66cm" svg:y="-5cm"/>
          <draw:glue-point draw:id="5" svg:x="1.66cm" svg:y="-5cm"/>
          <draw:glue-point draw:id="6" svg:x="5cm" svg:y="-1.666cm"/>
          <draw:glue-point draw:id="7" svg:x="5cm" svg:y="1.666cm"/>
          <draw:glue-point draw:id="8" svg:x="-5cm" svg:y="3.34cm"/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025cm" svg:height="3.5cm" svg:x="11.8cm" svg:y="4.75cm">
          <draw:glue-point draw:id="4" svg:x="-4.998cm" svg:y="4.285cm"/>
          <draw:glue-point draw:id="5" svg:x="-4.998cm" svg:y="2.857cm"/>
          <draw:glue-point draw:id="6" svg:x="-4.991cm" svg:y="-2.857cm"/>
          <text:p text:style-name="P1"><text:span text:style-name="T1">Transformació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cm" svg:height="3.5cm" svg:x="11.8cm" svg:y="9.25cm">
          <draw:glue-point draw:id="4" svg:x="-5cm" svg:y="-2.857cm"/>
          <draw:glue-point draw:id="5" svg:x="-5cm" svg:y="-2.142cm"/>
          <draw:glue-point draw:id="6" svg:x="-5cm" svg:y="3.568cm"/>
          <draw:glue-point draw:id="7" svg:x="-5cm" svg:y="2.134cm"/>
          <draw:glue-point draw:id="8" svg:x="4.99cm" svg:y="-3.571cm"/>
          <text:p text:style-name="P1"><text:span text:style-name="T1">Víde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5cm" svg:height="9.5cm" svg:x="5.05cm" svg:y="4cm">
          <draw:glue-point draw:id="4" svg:x="-0.714cm" svg:y="5cm"/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55cm" svg:y1="11.25cm" svg:x2="9.55cm" svg:y2="10.75cm" draw:start-shape="id1" draw:start-glue-point="0" draw:end-shape="id2" draw:end-glue-point="2" svg:d="M9550 11250v-500" svg:viewBox="0 0 1 501">
          <text:p/>
        </draw:connector>
        <draw:connector draw:style-name="gr5" draw:text-style-name="P3" draw:layer="layout" svg:x1="11.8cm" svg:y1="10.251cm" svg:x2="10.3cm" svg:y2="10.249cm" draw:start-shape="id3" draw:start-glue-point="5" draw:end-shape="id2" draw:end-glue-point="7" svg:d="M11800 10251h-750v-2h-750" svg:viewBox="0 0 1501 3">
          <text:p/>
        </draw:connector>
        <draw:custom-shape draw:style-name="gr1" draw:text-style-name="P2" xml:id="id16" draw:id="id16" draw:layer="layout" svg:width="1.5cm" svg:height="1.5cm" svg:x="3.05cm" svg:y="11.25cm">
          <text:p text:style-name="P1"><text:span text:style-name="T1">7SE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cm" svg:height="1.5cm" svg:x="8.8cm" svg:y="14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3" draw:id="id13" draw:layer="layout" svg:width="1.75cm" svg:height="1.75cm" svg:x="16.05cm" svg:y="10.126cm">
          <text:p text:style-name="P1"><text:span text:style-name="T1">ADV71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5cm" svg:height="1.5cm" svg:x="3.025cm" svg:y="9.25cm">
          <text:p text:style-name="P1"><text:span text:style-name="T1">Cristal</text:span></text:p>
          <text:p text:style-name="P1"><text:span text:style-name="T1">50MHz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301cm" svg:y1="9.25cm" svg:x2="9.301cm" svg:y2="8.25cm" draw:start-shape="id2" draw:start-glue-point="4" draw:end-shape="id4" draw:end-glue-point="4" svg:d="M9301 9250v-1000" svg:viewBox="0 0 1 1001">
          <text:p/>
        </draw:connector>
        <draw:connector draw:style-name="gr7" draw:text-style-name="P3" draw:layer="layout" svg:x1="10.3cm" svg:y1="7.5cm" svg:x2="11.801cm" svg:y2="7.499cm" draw:start-shape="id4" draw:start-glue-point="1" draw:end-shape="id5" draw:end-glue-point="5" svg:d="M10300 7500h750v-1h751" svg:viewBox="0 0 1502 2">
          <text:p/>
        </draw:connector>
        <draw:connector draw:style-name="gr5" draw:text-style-name="P3" draw:layer="layout" svg:x1="10.3cm" svg:y1="9.751cm" svg:x2="11.801cm" svg:y2="7.999cm" draw:start-shape="id2" draw:start-glue-point="6" draw:end-shape="id5" draw:end-glue-point="4" svg:d="M10300 9751h750v-1752h751" svg:viewBox="0 0 1502 1753">
          <text:p/>
        </draw:connector>
        <draw:connector draw:style-name="gr5" draw:text-style-name="P3" draw:layer="layout" svg:x1="10.3cm" svg:y1="5.5cm" svg:x2="11.803cm" svg:y2="5.501cm" draw:start-shape="id6" draw:start-glue-point="1" draw:end-shape="id5" draw:end-glue-point="6" svg:d="M10300 5500h750v1h753" svg:viewBox="0 0 1504 2">
          <text:p/>
        </draw:connector>
        <draw:connector draw:style-name="gr5" draw:text-style-name="P3" draw:layer="layout" svg:x1="13.312cm" svg:y1="8.25cm" svg:x2="13.3cm" svg:y2="9.25cm" draw:start-shape="id5" draw:start-glue-point="2" draw:end-shape="id3" draw:end-glue-point="0" svg:d="M13312 8250v500h-12v500" svg:viewBox="0 0 13 1001">
          <text:p/>
        </draw:connector>
        <draw:line draw:style-name="gr8" draw:text-style-name="P3" xml:id="id7" draw:id="id7" draw:layer="layout" svg:x1="7.55cm" svg:y1="5.5cm" svg:x2="7.55cm" svg:y2="12cm">
          <draw:glue-point draw:id="4" svg:x="0cm" svg:y="-1.923cm"/>
          <draw:glue-point draw:id="5" svg:x="0cm" svg:y="1.923cm"/>
          <draw:glue-point draw:id="6" svg:x="0cm" svg:y="-3.461cm"/>
          <draw:glue-point draw:id="7" svg:x="0cm" svg:y="0cm"/>
          <draw:glue-point draw:id="8" svg:x="0cm" svg:y="-1.538cm"/>
          <text:p/>
        </draw:line>
        <draw:connector draw:style-name="gr5" draw:text-style-name="P3" draw:layer="layout" svg:x1="7.55cm" svg:y1="5.5cm" svg:x2="8.8cm" svg:y2="5.5cm" draw:start-shape="id7" draw:start-glue-point="0" draw:end-shape="id6" draw:end-glue-point="3" svg:d="M7550 5500h1250" svg:viewBox="0 0 1251 1">
          <text:p/>
        </draw:connector>
        <draw:connector draw:style-name="gr5" draw:text-style-name="P3" draw:layer="layout" svg:x1="7.55cm" svg:y1="7.751cm" svg:x2="8.8cm" svg:y2="7.749cm" draw:start-shape="id7" draw:start-glue-point="8" draw:end-shape="id4" draw:end-glue-point="6" svg:d="M7550 7751h625v-2h625" svg:viewBox="0 0 1251 3">
          <text:p/>
        </draw:connector>
        <draw:connector draw:style-name="gr5" draw:text-style-name="P3" draw:layer="layout" svg:x1="7.55cm" svg:y1="9.999cm" svg:x2="8.8cm" svg:y2="10cm" draw:start-shape="id7" draw:start-glue-point="5" draw:end-shape="id2" draw:end-glue-point="3" svg:d="M7550 9999h625v1h625" svg:viewBox="0 0 1251 2">
          <text:p/>
        </draw:connector>
        <draw:connector draw:style-name="gr5" draw:text-style-name="P3" draw:layer="layout" svg:x1="7.55cm" svg:y1="12cm" svg:x2="8.8cm" svg:y2="12cm" draw:start-shape="id7" draw:start-glue-point="2" draw:end-shape="id1" draw:end-glue-point="3" svg:d="M7550 12000h1250" svg:viewBox="0 0 1251 1">
          <text:p/>
        </draw:connector>
        <draw:connector draw:style-name="gr5" draw:text-style-name="P3" draw:layer="layout" svg:x1="7.55cm" svg:y1="6.501cm" svg:x2="11.8cm" svg:y2="6.5cm" draw:start-shape="id7" draw:start-glue-point="6" draw:end-shape="id5" draw:end-glue-point="3" svg:d="M7550 6501h2125v-1h2125" svg:viewBox="0 0 4251 2">
          <text:p/>
        </draw:connector>
        <draw:connector draw:style-name="gr9" draw:text-style-name="P1" xml:id="id9" draw:id="id9" draw:layer="layout" draw:line-skew="1.237cm" svg:x1="6.55cm" svg:y1="10.75cm" svg:x2="11.3cm" svg:y2="13.024cm" draw:start-shape="id8" draw:start-glue-point="2" svg:d="M6550 10750v2625h4750v-351" svg:viewBox="0 0 4751 2626">
          <text:p/>
        </draw:connector>
        <draw:connector draw:style-name="gr10" draw:text-style-name="P3" draw:layer="layout" draw:line-skew="-0.25cm" svg:x1="11.3cm" svg:y1="13.024cm" svg:x2="11.8cm" svg:y2="12.248cm" draw:start-shape="id9" draw:start-glue-point="3" draw:end-shape="id3" draw:end-glue-point="6" svg:d="M11300 13024v-776h500" svg:viewBox="0 0 501 777">
          <text:p/>
        </draw:connector>
        <draw:connector draw:style-name="gr9" draw:text-style-name="P1" xml:id="id10" draw:id="id10" draw:layer="layout" draw:line-skew="-1.872cm" svg:x1="7.55cm" svg:y1="12cm" svg:x2="10.793cm" svg:y2="13.126cm" draw:start-shape="id7" draw:start-glue-point="2" svg:d="M7550 12000v1126h3243" svg:viewBox="0 0 3244 1127">
          <text:p/>
        </draw:connector>
        <draw:connector draw:style-name="gr5" draw:text-style-name="P3" draw:layer="layout" draw:line-skew="-0.247cm" svg:x1="10.793cm" svg:y1="13.126cm" svg:x2="11.8cm" svg:y2="11.746cm" draw:start-shape="id10" draw:start-glue-point="3" draw:end-shape="id3" draw:end-glue-point="7" svg:d="M10793 13126h257v-1380h750" svg:viewBox="0 0 1008 1381">
          <text:p/>
        </draw:connector>
        <draw:line draw:style-name="gr8" draw:text-style-name="P3" draw:layer="layout" svg:x1="7.3cm" svg:y1="10cm" svg:x2="7.55cm" svg:y2="10cm">
          <text:p/>
        </draw:line>
        <draw:custom-shape draw:style-name="gr1" draw:text-style-name="P2" xml:id="id11" draw:id="id11" draw:layer="layout" svg:width="1.5cm" svg:height="1.5cm" svg:x="3.05cm" svg:y="6.75cm">
          <draw:glue-point draw:id="4" svg:x="-1.666cm" svg:y="5cm"/>
          <draw:glue-point draw:id="5" svg:x="1.666cm" svg:y="5cm"/>
          <draw:glue-point draw:id="6" svg:x="5cm" svg:y="-1.666cm"/>
          <text:p text:style-name="P1"><text:span text:style-name="T1">SRAM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4.55cm" svg:y1="7.251cm" svg:x2="8.8cm" svg:y2="7.251cm" draw:start-shape="id11" draw:start-glue-point="6" draw:end-shape="id4" draw:end-glue-point="7" svg:d="M4550 7251h4250" svg:viewBox="0 0 4251 1">
          <text:p/>
        </draw:connector>
        <draw:custom-shape draw:style-name="gr1" draw:text-style-name="P2" xml:id="id12" draw:id="id12" draw:layer="layout" svg:width="1.5cm" svg:height="1.5cm" svg:x="8.8cm" svg:y="2cm">
          <text:p text:style-name="P1"><text:span text:style-name="T1">Botones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9.55cm" svg:y1="3.5cm" svg:x2="9.55cm" svg:y2="4.75cm" draw:start-shape="id12" draw:start-glue-point="2" draw:end-shape="id6" draw:end-glue-point="0" svg:d="M9550 3500v1250" svg:viewBox="0 0 1 1251">
          <text:p/>
        </draw:connector>
        <draw:connector draw:style-name="gr5" draw:text-style-name="P3" draw:layer="layout" svg:x1="14.8cm" svg:y1="11cm" svg:x2="16.05cm" svg:y2="11.001cm" draw:start-shape="id3" draw:start-glue-point="1" draw:end-shape="id13" svg:d="M14800 11000h625v1h625" svg:viewBox="0 0 1251 2">
          <text:p/>
        </draw:connector>
        <draw:connector draw:style-name="gr5" draw:text-style-name="P3" draw:layer="layout" svg:x1="9.55cm" svg:y1="14cm" svg:x2="9.55cm" svg:y2="12.75cm" draw:start-shape="id14" draw:start-glue-point="0" draw:end-shape="id1" draw:end-glue-point="2" svg:d="M9550 14000v-1250" svg:viewBox="0 0 1 1251">
          <text:p/>
        </draw:connector>
        <draw:connector draw:style-name="gr9" draw:text-style-name="P1" xml:id="id15" draw:id="id15" draw:layer="layout" draw:line-skew="0.126cm" svg:x1="8.8cm" svg:y1="10.501cm" svg:x2="7.048cm" svg:y2="11.497cm" draw:start-shape="id2" draw:start-glue-point="8" svg:d="M8800 10501h-1000v996h-752" svg:viewBox="0 0 1753 997">
          <text:p/>
        </draw:connector>
        <draw:connector draw:style-name="gr5" draw:text-style-name="P3" draw:layer="layout" svg:x1="7.048cm" svg:y1="11.497cm" svg:x2="4.55cm" svg:y2="12cm" draw:start-shape="id15" draw:start-glue-point="3" draw:end-shape="id16" draw:end-glue-point="1" svg:d="M7048 11497h-1249v503h-1249" svg:viewBox="0 0 2499 504">
          <text:p/>
        </draw:connector>
        <draw:connector draw:style-name="gr5" draw:text-style-name="P3" draw:layer="layout" svg:x1="4.525cm" svg:y1="10cm" svg:x2="5.8cm" svg:y2="10cm" draw:start-shape="id17" draw:start-glue-point="1" draw:end-shape="id8" draw:end-glue-point="3" svg:d="M4525 10000h1275" svg:viewBox="0 0 1276 1">
          <text:p/>
        </draw:connector>
        <draw:custom-shape draw:style-name="gr1" draw:text-style-name="P2" xml:id="id18" draw:id="id18" draw:layer="layout" svg:width="1.5cm" svg:height="1.5cm" svg:x="16.05cm" svg:y="6.75cm">
          <draw:glue-point draw:id="4" svg:x="-1.666cm" svg:y="5cm"/>
          <draw:glue-point draw:id="5" svg:x="1.666cm" svg:y="5cm"/>
          <draw:glue-point draw:id="6" svg:x="-5cm" svg:y="1.666cm"/>
          <draw:glue-point draw:id="7" svg:x="-5.006cm" svg:y="-1.66cm"/>
          <text:p text:style-name="P1"><text:span text:style-name="T1">LEDs</text:span></text:p>
          <draw:enhanced-geometry svg:viewBox="0 0 21600 21600" draw:type="rectangle" draw:enhanced-path="M 0 0 L 21600 0 21600 21600 0 21600 0 0 Z N"/>
        </draw:custom-shape>
        <draw:connector draw:style-name="gr9" draw:text-style-name="P1" xml:id="id19" draw:id="id19" draw:layer="layout" draw:line-skew="-3.124cm" svg:x1="10.3cm" svg:y1="12cm" svg:x2="17.046cm" svg:y2="8.85cm" draw:start-shape="id1" draw:start-glue-point="1" svg:d="M10300 12000h500v-3150h6246" svg:viewBox="0 0 6747 3151">
          <text:p/>
        </draw:connector>
        <draw:connector draw:style-name="gr5" draw:text-style-name="P3" draw:layer="layout" draw:line-skew="-0.149cm 0cm -0.151cm" svg:x1="9.799cm" svg:y1="9.25cm" svg:x2="16.551cm" svg:y2="8.25cm" draw:start-shape="id2" draw:start-glue-point="5" draw:end-shape="id18" draw:end-glue-point="4" svg:d="M9799 9250v-650h3376 3376v-350" svg:viewBox="0 0 6753 1001">
          <text:p/>
        </draw:connector>
        <draw:connector draw:style-name="gr5" draw:text-style-name="P3" draw:layer="layout" svg:x1="17.046cm" svg:y1="8.85cm" svg:x2="17.049cm" svg:y2="8.25cm" draw:start-shape="id19" draw:start-glue-point="3" draw:end-shape="id18" draw:end-glue-point="5" svg:d="M17046 8850h3v-600" svg:viewBox="0 0 4 601">
          <text:p/>
        </draw:connector>
        <draw:connector draw:style-name="gr5" draw:text-style-name="P3" draw:layer="layout" draw:line-skew="-0.125cm" svg:x1="14.797cm" svg:y1="9.751cm" svg:x2="16.05cm" svg:y2="7.749cm" draw:start-shape="id3" draw:start-glue-point="8" draw:end-shape="id18" draw:end-glue-point="6" svg:d="M14797 9751h503v-2002h750" svg:viewBox="0 0 1254 2003">
          <text:p/>
        </draw:connector>
        <draw:connector draw:style-name="gr5" draw:text-style-name="P3" draw:layer="layout" svg:x1="14.825cm" svg:y1="6.5cm" svg:x2="16.05cm" svg:y2="7.251cm" draw:start-shape="id5" draw:start-glue-point="1" draw:end-shape="id18" draw:end-glue-point="7" svg:d="M14825 6500h612v751h613" svg:viewBox="0 0 1226 752">
          <text:p/>
        </draw:connector>
        <draw:connector draw:style-name="gr9" draw:text-style-name="P1" xml:id="id20" draw:id="id20" draw:layer="layout" draw:line-skew="-2.753cm" svg:x1="10.3cm" svg:y1="5.001cm" svg:x2="16.805cm" svg:y2="4.506cm" draw:start-shape="id6" draw:start-glue-point="4" svg:d="M10300 5001h750v-495h5755" svg:viewBox="0 0 6506 496">
          <text:p/>
        </draw:connector>
        <draw:connector draw:style-name="gr5" draw:text-style-name="P3" draw:layer="layout" draw:line-skew="-0.506cm" svg:x1="16.805cm" svg:y1="4.506cm" svg:x2="16.8cm" svg:y2="6.75cm" draw:start-shape="id20" draw:start-glue-point="3" draw:end-shape="id18" draw:end-glue-point="0" svg:d="M16805 4506h-5v1370 874" svg:viewBox="0 0 6 2245">
          <text:p/>
        </draw:connector>
        <draw:frame draw:style-name="gr13" draw:text-style-name="P4" draw:layer="layout" svg:width="2.313cm" svg:height="0.962cm" svg:x="4.925cm" svg:y="3.9cm">
          <draw:text-box>
            <text:p>FPGA</text:p>
          </draw:text-box>
        </draw:frame>
        <draw:custom-shape draw:style-name="gr14" draw:text-style-name="P3" draw:layer="layout" svg:width="17.3cm" svg:height="15cm" svg:x="1.8cm" svg:y="1.5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3.85cm" svg:height="1.1cm" svg:x="1.8cm" svg:y="1.575cm">
          <draw:text-box>
            <text:p>Placa DE2</text:p>
          </draw:text-box>
        </draw:frame>
        <draw:connector draw:style-name="gr5" draw:text-style-name="P3" draw:layer="layout" svg:x1="9.548cm" svg:y1="17.218cm" svg:x2="9.55cm" svg:y2="15.5cm" draw:end-shape="id14" draw:end-glue-point="2" svg:d="M9548 17218v-608h2v-1110" svg:viewBox="0 0 3 1719">
          <text:p/>
        </draw:connector>
        <draw:frame draw:style-name="gr16" draw:text-style-name="P4" draw:layer="layout" svg:width="2.45cm" svg:height="2.384cm" svg:x="8.325cm" svg:y="17.225cm">
          <draw:text-box>
            <text:p>Desde el P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16:52:29.059000000</meta:creation-date>
    <dc:date>2018-07-18T15:33:44.866000000</dc:date>
    <meta:editing-duration>PT1H4M35S</meta:editing-duration>
    <meta:editing-cycles>4</meta:editing-cycles>
    <meta:generator>LibreOffice/5.0.4.2$Windows_x86 LibreOffice_project/2b9802c1994aa0b7dc6079e128979269cf95bc78</meta:generator>
    <meta:document-statistic meta:object-count="52"/>
  </office:meta>
</office:document-meta>
</file>